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5.108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787cm"/>
    </style:style>
    <style:style style:name="co32" style:family="table-column">
      <style:table-column-properties fo:break-before="auto" style:column-width="3.221cm"/>
    </style:style>
    <style:style style:name="co33" style:family="table-column">
      <style:table-column-properties fo:break-before="auto" style:column-width="3.999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4.376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2" table:default-cell-style-name="ce1"/>
        <table:table-column table:style-name="co26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0" table:default-cell-style-name="ce1"/>
        <table:table-column table:style-name="co13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6" table:default-cell-style-name="ce1"/>
        <table:table-column table:style-name="co35" table:default-cell-style-name="ce1"/>
        <table:table-column table:style-name="co11" table:default-cell-style-name="ce1"/>
        <table:table-column table:style-name="co36" table:default-cell-style-name="ce1"/>
        <table:table-column table:style-name="co35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37" table:number-columns-repeated="904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office:value-type="string">
            <text:p>FR_2010</text:p>
          </table:table-cell>
          <table:table-cell office:value-type="string">
            <text:p>FR_2009</text:p>
          </table:table-cell>
          <table:table-cell office:value-type="string">
            <text:p>FR_2008</text:p>
          </table:table-cell>
          <table:table-cell office:value-type="string">
            <text:p>FR_2007</text:p>
          </table:table-cell>
          <table:table-cell office:value-type="string">
            <text:p>FR_2006</text:p>
          </table:table-cell>
          <table:table-cell office:value-type="string">
            <text:p>FR_2005</text:p>
          </table:table-cell>
          <table:table-cell office:value-type="string">
            <text:p>FR_2004</text:p>
          </table:table-cell>
          <table:table-cell office:value-type="string">
            <text:p>FR_2003</text:p>
          </table:table-cell>
          <table:table-cell office:value-type="string">
            <text:p>GR_2010</text:p>
          </table:table-cell>
          <table:table-cell office:value-type="string">
            <text:p>GR_2009</text:p>
          </table:table-cell>
          <table:table-cell office:value-type="string">
            <text:p>GR_2008</text:p>
          </table:table-cell>
          <table:table-cell office:value-type="string">
            <text:p>GR_2007</text:p>
          </table:table-cell>
          <table:table-cell office:value-type="string">
            <text:p>GR_2006</text:p>
          </table:table-cell>
          <table:table-cell office:value-type="string">
            <text:p>GR_2005</text:p>
          </table:table-cell>
          <table:table-cell office:value-type="string">
            <text:p>GR_2004</text:p>
          </table:table-cell>
          <table:table-cell office:value-type="string">
            <text:p>GR_2003</text:p>
          </table:table-cell>
          <table:table-cell office:value-type="string">
            <text:p>HU_2010</text:p>
          </table:table-cell>
          <table:table-cell office:value-type="string">
            <text:p>HU_2009</text:p>
          </table:table-cell>
          <table:table-cell office:value-type="string">
            <text:p>HU_2008</text:p>
          </table:table-cell>
          <table:table-cell office:value-type="string">
            <text:p>HU_2007</text:p>
          </table:table-cell>
          <table:table-cell office:value-type="string">
            <text:p>HU_2006</text:p>
          </table:table-cell>
          <table:table-cell office:value-type="string">
            <text:p>HU_2005</text:p>
          </table:table-cell>
          <table:table-cell office:value-type="string">
            <text:p>HU_2004</text:p>
          </table:table-cell>
          <table:table-cell office:value-type="string">
            <text:p>HU_2003</text:p>
          </table:table-cell>
          <table:table-cell office:value-type="string">
            <text:p>IE_2010</text:p>
          </table:table-cell>
          <table:table-cell office:value-type="string">
            <text:p>IE_2009</text:p>
          </table:table-cell>
          <table:table-cell office:value-type="string">
            <text:p>IE_2008</text:p>
          </table:table-cell>
          <table:table-cell office:value-type="string">
            <text:p>IE_2007</text:p>
          </table:table-cell>
          <table:table-cell office:value-type="string">
            <text:p>IE_2006</text:p>
          </table:table-cell>
          <table:table-cell office:value-type="string">
            <text:p>IE_2005</text:p>
          </table:table-cell>
          <table:table-cell office:value-type="string">
            <text:p>IE_2004</text:p>
          </table:table-cell>
          <table:table-cell office:value-type="string">
            <text:p>IE_2003</text:p>
          </table:table-cell>
          <table:table-cell office:value-type="string">
            <text:p>IT_2010</text:p>
          </table:table-cell>
          <table:table-cell office:value-type="string">
            <text:p>IT_2009</text:p>
          </table:table-cell>
          <table:table-cell office:value-type="string">
            <text:p>IT_2008</text:p>
          </table:table-cell>
          <table:table-cell office:value-type="string">
            <text:p>IT_2007</text:p>
          </table:table-cell>
          <table:table-cell office:value-type="string">
            <text:p>IT_2006</text:p>
          </table:table-cell>
          <table:table-cell office:value-type="string">
            <text:p>IT_2005</text:p>
          </table:table-cell>
          <table:table-cell office:value-type="string">
            <text:p>IT_2004</text:p>
          </table:table-cell>
          <table:table-cell office:value-type="string">
            <text:p>IT_2003</text:p>
          </table:table-cell>
          <table:table-cell table:number-columns-repeated="904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nchusa crisp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naccarii</text:p>
          </table:table-cell>
          <table:table-cell office:value-type="string">
            <text:p>Alburnus macedonicus</text:p>
          </table:table-cell>
          <table:table-cell office:value-type="string">
            <text:p>Cordulegaster helladica</text:p>
          </table:table-cell>
          <table:table-cell office:value-type="string">
            <text:p>Aethionema retsin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Branta ruficollis</text:p>
          </table:table-cell>
          <table:table-cell table:number-columns-repeated="5" office:value-type="string">
            <text:p>-</text:p>
          </table:table-cell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Alosa killarnensis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lzoniella delmastroi</text:p>
          </table:table-cell>
          <table:table-cell office:value-type="string">
            <text:p>Acipenser naccarii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bies nebrodens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904"/>
        </table:table-row>
        <table:table-row table:style-name="ro2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ntina squan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5"/>
          <table:table-cell office:value-type="string">
            <text:p>Graziana cezairensis</text:p>
          </table:table-cell>
          <table:table-cell office:value-type="string">
            <text:p>Ampedus quadrisignatus</text:p>
          </table:table-cell>
          <table:table-cell office:value-type="string">
            <text:p>Balaenoptera musculus</text:p>
          </table:table-cell>
          <table:table-cell office:value-type="string">
            <text:p>Rhinobatos cemiculus</text:p>
          </table:table-cell>
          <table:table-cell office:value-type="string">
            <text:p>Biscutella rotgesii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vistonicus</text:p>
          </table:table-cell>
          <table:table-cell office:value-type="string">
            <text:p>Pilularia minuta</text:p>
          </table:table-cell>
          <table:table-cell office:value-type="string">
            <text:p>Alosa vistonica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Anguilla anguilla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Armeria helodes</text:p>
          </table:table-cell>
          <table:table-cell office:value-type="string">
            <text:p>Acipenser sturio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Anchusa crispa</text:p>
          </table:table-cell>
          <table:table-cell table:number-columns-repeated="907"/>
        </table:table-row>
        <table:table-row table:style-name="ro2">
          <table:table-cell office:value-type="string">
            <text:p>Belgrandiella kreisslorum </text:p>
          </table:table-cell>
          <table:table-cell office:value-type="string">
            <text:p>Belgra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h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5"/>
          <table:table-cell office:value-type="string">
            <text:p>Graziana provincialis</text:p>
          </table:table-cell>
          <table:table-cell office:value-type="string">
            <text:p>Belgrandia conoidea</text:p>
          </table:table-cell>
          <table:table-cell office:value-type="string">
            <text:p>Balaenoptera physalus</text:p>
          </table:table-cell>
          <table:table-cell office:value-type="string">
            <text:p>Rhinobatos rhinobatos</text:p>
          </table:table-cell>
          <table:table-cell office:value-type="string">
            <text:p>Centranthus trinervis</text:p>
          </table:table-cell>
          <table:table-cell table:number-columns-repeated="4"/>
          <table:table-cell office:value-type="string">
            <text:p>Anaglyptus luteofasciatus</text:p>
          </table:table-cell>
          <table:table-cell office:value-type="string">
            <text:p>Alburnus volviticus</text:p>
          </table:table-cell>
          <table:table-cell office:value-type="string">
            <text:p>Rhinobatos cemiculus</text:p>
          </table:table-cell>
          <table:table-cell office:value-type="string">
            <text:p>Anthemis glaberrim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Mustela lutreola</text:p>
          </table:table-cell>
          <table:table-cell table:number-columns-repeated="7"/>
          <table:table-cell office:value-type="string">
            <text:p>Balaenoptera borealis</text:p>
          </table:table-cell>
          <table:table-cell table:number-columns-repeated="5"/>
          <table:table-cell office:value-type="string">
            <text:p>Austropotamobius pallipes</text:p>
          </table:table-cell>
          <table:table-cell office:value-type="string">
            <text:p>Ampedus quadrisignatus</text:p>
          </table:table-cell>
          <table:table-cell office:value-type="string">
            <text:p>Bombina pachypus</text:p>
          </table:table-cell>
          <table:table-cell office:value-type="string">
            <text:p>Squatina aculeata</text:p>
          </table:table-cell>
          <table:table-cell office:value-type="string">
            <text:p>Aquilegia barbaricina</text:p>
          </table:table-cell>
          <table:table-cell table:number-columns-repeated="907"/>
        </table:table-row>
        <table:table-row table:style-name="ro2">
          <table:table-cell office:value-type="string">
            <text:p>Belgrandiella mimula </text:p>
          </table:table-cell>
          <table:table-cell office:value-type="string">
            <text:p>Belgra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o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11"/>
          <table:table-cell office:value-type="string">
            <text:p>Graziana trinitatis</text:p>
          </table:table-cell>
          <table:table-cell office:value-type="string">
            <text:p>Belgrandia moitessieri</text:p>
          </table:table-cell>
          <table:table-cell office:value-type="string">
            <text:p>Cottus rondeleti</text:p>
          </table:table-cell>
          <table:table-cell office:value-type="string">
            <text:p>Sphyrna mokarran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naglyptus praecellens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Barbus euboicu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7"/>
          <table:table-cell office:value-type="string">
            <text:p>Balaenoptera musculus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Belgrandia bonelliana</text:p>
          </table:table-cell>
          <table:table-cell office:value-type="string">
            <text:p>Euproctus platycephalus</text:p>
          </table:table-cell>
          <table:table-cell office:value-type="string">
            <text:p>Squatina oculata</text:p>
          </table:table-cell>
          <table:table-cell office:value-type="string">
            <text:p>Aquilegia nuragica</text:p>
          </table:table-cell>
          <table:table-cell table:number-columns-repeated="907"/>
        </table:table-row>
        <table:table-row table:style-name="ro2">
          <table:table-cell office:value-type="string">
            <text:p>Belgrandiella wawrai </text:p>
          </table:table-cell>
          <table:table-cell office:value-type="string">
            <text:p>Belgradiella ganslm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sphanius iberus</text:p>
          </table:table-cell>
          <table:table-cell table:number-columns-repeated="11"/>
          <table:table-cell office:value-type="string">
            <text:p>Margaritifera auricularia</text:p>
          </table:table-cell>
          <table:table-cell office:value-type="string">
            <text:p>Belgrandia varica</text:p>
          </table:table-cell>
          <table:table-cell office:value-type="string">
            <text:p>Eubalaena glacialis</text:p>
          </table:table-cell>
          <table:table-cell office:value-type="string">
            <text:p>Squatina aculeata</text:p>
          </table:table-cell>
          <table:table-cell office:value-type="string">
            <text:p>Limonium strictissimum</text:p>
          </table:table-cell>
          <table:table-cell table:number-columns-repeated="4"/>
          <table:table-cell office:value-type="string">
            <text:p>Boyeria cretensis</text:p>
          </table:table-cell>
          <table:table-cell office:value-type="string">
            <text:p>Aphanius almiriensis</text:p>
          </table:table-cell>
          <table:table-cell office:value-type="string">
            <text:p>Squatina oculata</text:p>
          </table:table-cell>
          <table:table-cell office:value-type="string">
            <text:p>Bupleurum kakiskalae</text:p>
          </table:table-cell>
          <table:table-cell table:number-columns-repeated="4"/>
          <table:table-cell office:value-type="string">
            <text:p>Limoniscus violace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Melanopsis etrusca</text:p>
          </table:table-cell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Barbus caninus</text:p>
          </table:table-cell>
          <table:table-cell table:number-columns-repeated="907"/>
        </table:table-row>
        <table:table-row table:style-name="ro2">
          <table:table-cell office:value-type="string">
            <text:p>Bythinella cylindrica </text:p>
          </table:table-cell>
          <table:table-cell office:value-type="string">
            <text:p>Belgra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11"/>
          <table:table-cell office:value-type="string">
            <text:p>Puffinus mauretanicus</text:p>
          </table:table-cell>
          <table:table-cell office:value-type="string">
            <text:p>Bythinella carinulata</text:p>
          </table:table-cell>
          <table:table-cell office:value-type="string">
            <text:p>Iberolacerta aranica</text:p>
          </table:table-cell>
          <table:table-cell office:value-type="string">
            <text:p>Squatina oculata</text:p>
          </table:table-cell>
          <table:table-cell office:value-type="string">
            <text:p>Mobula mobular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Cobitis arachthosensis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Coregonus pollan</text:p>
          </table:table-cell>
          <table:table-cell table:number-columns-repeated="5"/>
          <table:table-cell office:value-type="string">
            <text:p>Numenius tenuirostris</text:p>
          </table:table-cell>
          <table:table-cell office:value-type="string">
            <text:p>Heleobia foxianensis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Bupleurum dianthifolium</text:p>
          </table:table-cell>
          <table:table-cell table:number-columns-repeated="907"/>
        </table:table-row>
        <table:table-row table:style-name="ro2">
          <table:table-cell office:value-type="string">
            <text:p>Bythinella lunzensis </text:p>
          </table:table-cell>
          <table:table-cell office:value-type="string">
            <text:p>Belgra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12"/>
          <table:table-cell office:value-type="string">
            <text:p>Bythinella eutrepha</text:p>
          </table:table-cell>
          <table:table-cell office:value-type="string">
            <text:p>Iberolacerta aurelioi</text:p>
          </table:table-cell>
          <table:table-cell/>
          <table:table-cell office:value-type="string">
            <text:p>Naufraga balearica</text:p>
          </table:table-cell>
          <table:table-cell table:number-columns-repeated="4"/>
          <table:table-cell office:value-type="string">
            <text:p>Isotomus jarmilae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Cobitus hellenica</text:p>
          </table:table-cell>
          <table:table-cell table:number-columns-repeated="13"/>
          <table:table-cell office:value-type="string">
            <text:p>Eubalaena glacialis</text:p>
          </table:table-cell>
          <table:table-cell table:number-columns-repeated="5"/>
          <table:table-cell office:value-type="string">
            <text:p>Sisymbrella dentata</text:p>
          </table:table-cell>
          <table:table-cell office:value-type="string">
            <text:p>Osmoderma cristinae</text:p>
          </table:table-cell>
          <table:table-cell office:value-type="string">
            <text:p>Podarcis raffonei</text:p>
          </table:table-cell>
          <table:table-cell/>
          <table:table-cell office:value-type="string">
            <text:p>Bupleurum elatum</text:p>
          </table:table-cell>
          <table:table-cell table:number-columns-repeated="907"/>
        </table:table-row>
        <table:table-row table:style-name="ro2">
          <table:table-cell office:value-type="string">
            <text:p>Bythiospeum bormanni </text:p>
          </table:table-cell>
          <table:table-cell office:value-type="string">
            <text:p>Belgra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12"/>
          <table:table-cell office:value-type="string">
            <text:p>Bythinella viridis</text:p>
          </table:table-cell>
          <table:table-cell office:value-type="string">
            <text:p>Limonium legrandii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Osmoderma Iassallei</text:p>
          </table:table-cell>
          <table:table-cell office:value-type="string">
            <text:p>Branta ruficollis</text:p>
          </table:table-cell>
          <table:table-cell/>
          <table:table-cell office:value-type="string">
            <text:p>Cobitis stephanidisi</text:p>
          </table:table-cell>
          <table:table-cell table:number-columns-repeated="13"/>
          <table:table-cell office:value-type="string">
            <text:p>Salvelinus grayi</text:p>
          </table:table-cell>
          <table:table-cell table:number-columns-repeated="6"/>
          <table:table-cell office:value-type="string">
            <text:p>Osmoderma italica</text:p>
          </table:table-cell>
          <table:table-cell office:value-type="string">
            <text:p>Saxifraga tomeanensis</text:p>
          </table:table-cell>
          <table:table-cell/>
          <table:table-cell office:value-type="string">
            <text:p>Calendula maritima</text:p>
          </table:table-cell>
          <table:table-cell table:number-columns-repeated="907"/>
        </table:table-row>
        <table:table-row table:style-name="ro2">
          <table:table-cell office:value-type="string">
            <text:p>Bythiospeum cisterciensorum </text:p>
          </table:table-cell>
          <table:table-cell office:value-type="string">
            <text:p>Belgra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12"/>
          <table:table-cell office:value-type="string">
            <text:p>Bythiospeum klemmi</text:p>
          </table:table-cell>
          <table:table-cell office:value-type="string">
            <text:p>Mercuria sarahae</text:p>
          </table:table-cell>
          <table:table-cell/>
          <table:table-cell office:value-type="string">
            <text:p>Squantina squantina</text:p>
          </table:table-cell>
          <table:table-cell table:number-columns-repeated="4"/>
          <table:table-cell office:value-type="string">
            <text:p>Parabythinella macedonia</text:p>
          </table:table-cell>
          <table:table-cell office:value-type="string">
            <text:p>Macrovipera schweizeri</text:p>
          </table:table-cell>
          <table:table-cell/>
          <table:table-cell office:value-type="string">
            <text:p>Cobitis trichonica</text:p>
          </table:table-cell>
          <table:table-cell table:number-columns-repeated="13"/>
          <table:table-cell office:value-type="string">
            <text:p>Salvelinus obtusus</text:p>
          </table:table-cell>
          <table:table-cell table:number-columns-repeated="6"/>
          <table:table-cell office:value-type="string">
            <text:p>Pezzolia radapalladis</text:p>
          </table:table-cell>
          <table:table-cell office:value-type="string">
            <text:p>Speleomantes supramontis</text:p>
          </table:table-cell>
          <table:table-cell/>
          <table:table-cell office:value-type="string">
            <text:p>Centaurea gymnocarpa</text:p>
          </table:table-cell>
          <table:table-cell table:number-columns-repeated="907"/>
        </table:table-row>
        <table:table-row table:style-name="ro2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12"/>
          <table:table-cell office:value-type="string">
            <text:p>Henrigirardia wienini</text:p>
          </table:table-cell>
          <table:table-cell office:value-type="string">
            <text:p>Monachus monachus</text:p>
          </table:table-cell>
          <table:table-cell/>
          <table:table-cell office:value-type="string">
            <text:p>Zingel asper</text:p>
          </table:table-cell>
          <table:table-cell table:number-columns-repeated="4"/>
          <table:table-cell office:value-type="string">
            <text:p>Parabythinella malaprespensi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Consolida samia</text:p>
          </table:table-cell>
          <table:table-cell table:number-columns-repeated="20"/>
          <table:table-cell office:value-type="string">
            <text:p>Polyommatus humedasae</text:p>
          </table:table-cell>
          <table:table-cell table:number-columns-repeated="2"/>
          <table:table-cell office:value-type="string">
            <text:p>Centranthus amazonum</text:p>
          </table:table-cell>
          <table:table-cell table:number-columns-repeated="907"/>
        </table:table-row>
        <table:table-row table:style-name="ro2">
          <table:table-cell office:value-type="string">
            <text:p>Bythiospeum no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12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Pisidium maasseni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Convolvulus argyrothamnos</text:p>
          </table:table-cell>
          <table:table-cell table:number-columns-repeated="20"/>
          <table:table-cell office:value-type="string">
            <text:p>Ropalopus ungaricus</text:p>
          </table:table-cell>
          <table:table-cell table:number-columns-repeated="2"/>
          <table:table-cell office:value-type="string">
            <text:p>Chondrostoma soetta</text:p>
          </table:table-cell>
          <table:table-cell table:number-columns-repeated="907"/>
        </table:table-row>
        <table:table-row table:style-name="ro2">
          <table:table-cell office:value-type="string">
            <text:p>Bythiospeum noricum</text:p>
          </table:table-cell>
          <table:table-cell office:value-type="string">
            <text:p>Iglica grata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12"/>
          <table:table-cell office:value-type="string">
            <text:p>Mercuria meridionalis</text:p>
          </table:table-cell>
          <table:table-cell office:value-type="string">
            <text:p>Neophron percnopterus</text:p>
          </table:table-cell>
          <table:table-cell table:number-columns-repeated="6"/>
          <table:table-cell office:value-type="string">
            <text:p>Prespolitorea malaprespensis</text:p>
          </table:table-cell>
          <table:table-cell office:value-type="string">
            <text:p>Oxyura leucocephala</text:p>
          </table:table-cell>
          <table:table-cell/>
          <table:table-cell office:value-type="string">
            <text:p>Dipturus batis</text:p>
          </table:table-cell>
          <table:table-cell table:number-columns-repeated="20"/>
          <table:table-cell office:value-type="string">
            <text:p>Salenthydrobia ferrerii</text:p>
          </table:table-cell>
          <table:table-cell table:number-columns-repeated="2"/>
          <table:table-cell office:value-type="string">
            <text:p>Dipturus batis</text:p>
          </table:table-cell>
          <table:table-cell table:number-columns-repeated="907"/>
        </table:table-row>
        <table:table-row table:style-name="ro2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12"/>
          <table:table-cell office:value-type="string">
            <text:p>Mercuria vindilica</text:p>
          </table:table-cell>
          <table:table-cell office:value-type="string">
            <text:p>Rana pyrenaica</text:p>
          </table:table-cell>
          <table:table-cell table:number-columns-repeated="6"/>
          <table:table-cell office:value-type="string">
            <text:p>Prespolitorea valvataeformis</text:p>
          </table:table-cell>
          <table:table-cell office:value-type="string">
            <text:p>Pelophylax cerigensis</text:p>
          </table:table-cell>
          <table:table-cell/>
          <table:table-cell office:value-type="string">
            <text:p>Economidichthys trichonis</text:p>
          </table:table-cell>
          <table:table-cell table:number-columns-repeated="20"/>
          <table:table-cell office:value-type="string">
            <text:p>Sardohoratia islamioides</text:p>
          </table:table-cell>
          <table:table-cell table:number-columns-repeated="2"/>
          <table:table-cell office:value-type="string">
            <text:p>Hieracium lucidum</text:p>
          </table:table-cell>
          <table:table-cell table:number-columns-repeated="907"/>
        </table:table-row>
        <table:table-row table:style-name="ro2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12"/>
          <table:table-cell office:value-type="string">
            <text:p>Paladilhia gloeeri</text:p>
          </table:table-cell>
          <table:table-cell office:value-type="string">
            <text:p>Weissia multicapsularis</text:p>
          </table:table-cell>
          <table:table-cell table:number-columns-repeated="6"/>
          <table:table-cell office:value-type="string">
            <text:p>Pseudosphegesthes bergeri</text:p>
          </table:table-cell>
          <table:table-cell office:value-type="string">
            <text:p>Pelophylax cretensis</text:p>
          </table:table-cell>
          <table:table-cell/>
          <table:table-cell office:value-type="string">
            <text:p>Eudontomyzon hellenicus</text:p>
          </table:table-cell>
          <table:table-cell table:number-columns-repeated="20"/>
          <table:table-cell office:value-type="string">
            <text:p>Sardohoratio sulcata</text:p>
          </table:table-cell>
          <table:table-cell table:number-columns-repeated="2"/>
          <table:table-cell office:value-type="string">
            <text:p>Lamyropsis microcephala</text:p>
          </table:table-cell>
          <table:table-cell table:number-columns-repeated="907"/>
        </table:table-row>
        <table:table-row table:style-name="ro2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12"/>
          <table:table-cell office:value-type="string">
            <text:p>Plagigeyeria deformata</text:p>
          </table:table-cell>
          <table:table-cell table:number-columns-repeated="7"/>
          <table:table-cell office:value-type="string">
            <text:p>Pyrgohydrobia prespaensis</text:p>
          </table:table-cell>
          <table:table-cell office:value-type="string">
            <text:p>Phoxinus strymonicus</text:p>
          </table:table-cell>
          <table:table-cell/>
          <table:table-cell office:value-type="string">
            <text:p>Horstrissea dolinicola</text:p>
          </table:table-cell>
          <table:table-cell table:number-columns-repeated="23"/>
          <table:table-cell office:value-type="string">
            <text:p>Leucoraja melitensis</text:p>
          </table:table-cell>
          <table:table-cell table:number-columns-repeated="907"/>
        </table:table-row>
        <table:table-row table:style-name="ro2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12"/>
          <table:table-cell office:value-type="string">
            <text:p>Ropalopus ungaricus</text:p>
          </table:table-cell>
          <table:table-cell table:number-columns-repeated="7"/>
          <table:table-cell office:value-type="string">
            <text:p>Pyrrhosoma elisabethae</text:p>
          </table:table-cell>
          <table:table-cell office:value-type="string">
            <text:p>Podarcis cretensis</text:p>
          </table:table-cell>
          <table:table-cell/>
          <table:table-cell office:value-type="string">
            <text:p>Knipowitschia milleri</text:p>
          </table:table-cell>
          <table:table-cell table:number-columns-repeated="23"/>
          <table:table-cell office:value-type="string">
            <text:p>Limonium strictissimum</text:p>
          </table:table-cell>
          <table:table-cell table:number-columns-repeated="907"/>
        </table:table-row>
        <table:table-row table:style-name="ro2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20"/>
          <table:table-cell office:value-type="string">
            <text:p>Radix pinteri</text:p>
          </table:table-cell>
          <table:table-cell office:value-type="string">
            <text:p>Rutilus ylikiensis</text:p>
          </table:table-cell>
          <table:table-cell/>
          <table:table-cell office:value-type="string">
            <text:p>Knipowitschia thessal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907"/>
        </table:table-row>
        <table:table-row table:style-name="ro2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20"/>
          <table:table-cell office:value-type="string">
            <text:p>Stenopterus creticus</text:p>
          </table:table-cell>
          <table:table-cell office:value-type="string">
            <text:p>Squalius moreoticus</text:p>
          </table:table-cell>
          <table:table-cell/>
          <table:table-cell office:value-type="string">
            <text:p>Luciobarbus graecus</text:p>
          </table:table-cell>
          <table:table-cell table:number-columns-repeated="23"/>
          <table:table-cell office:value-type="string">
            <text:p>Petagnaea gussonei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20"/>
          <table:table-cell office:value-type="string">
            <text:p>Trichoferus bergeri</text:p>
          </table:table-cell>
          <table:table-cell office:value-type="string">
            <text:p>Squalius sp. Nov. 'Evia'</text:p>
          </table:table-cell>
          <table:table-cell/>
          <table:table-cell office:value-type="string">
            <text:p>Minuartia dirphya</text:p>
          </table:table-cell>
          <table:table-cell table:number-columns-repeated="23"/>
          <table:table-cell office:value-type="string">
            <text:p>Pleurotus nebrodensis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Iberolacter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23"/>
          <table:table-cell office:value-type="string">
            <text:p>Polygala sinisic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23"/>
          <table:table-cell office:value-type="string">
            <text:p>Pelasgus epiroticus</text:p>
          </table:table-cell>
          <table:table-cell table:number-columns-repeated="23"/>
          <table:table-cell office:value-type="string">
            <text:p>Ribes sardoum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23"/>
          <table:table-cell office:value-type="string">
            <text:p>Pelasgus Iaconicus</text:p>
          </table:table-cell>
          <table:table-cell table:number-columns-repeated="23"/>
          <table:table-cell office:value-type="string">
            <text:p>Romanogobio benacensis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23"/>
          <table:table-cell office:value-type="string">
            <text:p>Pelasgus prespensis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23"/>
          <table:table-cell office:value-type="string">
            <text:p>Polygala helenae</text:p>
          </table:table-cell>
          <table:table-cell table:number-columns-repeated="23"/>
          <table:table-cell office:value-type="string">
            <text:p>Salmo carpio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23"/>
          <table:table-cell office:value-type="string">
            <text:p>Pungitius hellenicus</text:p>
          </table:table-cell>
          <table:table-cell table:number-columns-repeated="23"/>
          <table:table-cell office:value-type="string">
            <text:p>Scardinius scardaf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23"/>
          <table:table-cell office:value-type="string">
            <text:p>Silene hicesiae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23"/>
          <table:table-cell office:value-type="string">
            <text:p>Salaria economidisi</text:p>
          </table:table-cell>
          <table:table-cell table:number-columns-repeated="23"/>
          <table:table-cell office:value-type="string">
            <text:p>Squalius lucumonis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23"/>
          <table:table-cell office:value-type="string">
            <text:p>Salmo peristericus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23"/>
          <table:table-cell office:value-type="string">
            <text:p>Saponaria jagelii</text:p>
          </table:table-cell>
          <table:table-cell table:number-columns-repeated="23"/>
          <table:table-cell office:value-type="string">
            <text:p>Viola ucrian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23"/>
          <table:table-cell office:value-type="string">
            <text:p>Scardinius graecus</text:p>
          </table:table-cell>
          <table:table-cell table:number-columns-repeated="23"/>
          <table:table-cell office:value-type="string">
            <text:p>Zelkova sicul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Rynchospora modesti-lucennooi</text:p>
          </table:table-cell>
          <table:table-cell/>
          <table:table-cell office:value-type="string">
            <text:p>Narcissus alcaracensis</text:p>
          </table:table-cell>
          <table:table-cell table:number-columns-repeated="23"/>
          <table:table-cell office:value-type="string">
            <text:p>Squalius keadicus</text:p>
          </table:table-cell>
          <table:table-cell table:number-columns-repeated="931"/>
        </table:table-row>
        <table:table-row table:style-name="ro2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31"/>
        </table:table-row>
        <table:table-row table:style-name="ro2">
          <table:table-cell table:number-columns-repeated="68"/>
          <table:table-cell office:value-type="string">
            <text:p>Narcissus longispathus</text:p>
          </table:table-cell>
          <table:table-cell table:number-columns-repeated="23"/>
          <table:table-cell office:value-type="string">
            <text:p>Telestes beoticus</text:p>
          </table:table-cell>
          <table:table-cell table:number-columns-repeated="931"/>
        </table:table-row>
        <table:table-row table:style-name="ro2">
          <table:table-cell table:number-columns-repeated="68"/>
          <table:table-cell office:value-type="string">
            <text:p>Narcissus radinganorum</text:p>
          </table:table-cell>
          <table:table-cell table:number-columns-repeated="23"/>
          <table:table-cell office:value-type="string">
            <text:p>Valencia letourneuxi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olenathus revercho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.04.2011</text:date>, <text:time>21:2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18T21:29:00</dc:date>
    <dc:creator>Bastian Greshake</dc:creator>
    <meta:editing-duration>PT02H53M46S</meta:editing-duration>
    <meta:editing-cycles>39</meta:editing-cycles>
    <meta:generator>OpenOffice.org/3.1$Unix OpenOffice.org_project/310m11$Build-9399</meta:generator>
    <meta:document-statistic meta:table-count="3" meta:cell-count="609" meta:object-count="0"/>
    <meta:user-defined meta:name=""/>
  </office:meta>
</office:document-meta>
</file>